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style:font-name="Times New Roman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text-align="end" style:justify-single-word="false"/>
    </style:style>
    <style:style style:name="P8" style:family="paragraph" style:parent-style-name="Preformatted_20_Text">
      <style:text-properties style:font-name="Times New Roman" fo:font-size="12pt" style:font-size-asian="12pt" style:font-size-complex="12pt"/>
    </style:style>
    <style:style style:name="P9" style:family="paragraph" style:parent-style-name="Preformatted_20_Text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Két böngésző fül a CHROME -ban.</text:p>
      <text:p text:style-name="P9">- li-de.tk <text:s/>nincs bejelentkezve</text:p>
      <text:p text:style-name="P7"><text:span text:style-name="T1">- tvn.hu <text:s text:c="2"/></text:span><text:a xlink:type="simple" xlink:href="mailto:micuscicus@tvn.hu" text:style-name="Internet_20_link" text:visited-style-name="Visited_20_Internet_20_Link"><text:span text:style-name="T1">micuscicus</text:span></text:a><text:span text:style-name="T1"> -al bejelentkezve</text:span></text:p>
      <text:p text:style-name="P9">li-de fül legyen az aktiv.</text:p>
      <text:p text:style-name="P9">NEM LEHET SOKAT TÖKÖLNI MERT A tvn.hu kidobja a bejelentkezést.</text:p>
      <text:p text:style-name="P9"/>
      <text:p text:style-name="P9">Alt-v <text:s/>felvétel inditása</text:p>
      <text:p text:style-name="P8"/>
      <text:p text:style-name="P5">Ez a videó azt mutatja be, hogy lehet egy új felhasználót regisztrálni a li-de.tk rendszerbe felhasználói név ,jelszó valamint e-mail cím megadásával.</text:p>
      <text:p text:style-name="P5">A „Fiók létrehozása” linkre kell kattintani.</text:p>
      <text:p text:style-name="P3">Fiók létrehozására link megmutatása és kattintás</text:p>
      <text:p text:style-name="P3"/>
      <text:p text:style-name="P6">A képernyőn a csillaggal jelezett mezők megadása kötelező, a többi üresen is hagyható. Fontos, hogy létező e-mail címet adjunk meg, mert erre egy aktiváló levelet fogunk kapni, és a bejelentkezésünk aktiválásához az ebben szereplő linkre kell majd kattintani. A felhasználási feltételek elfogadása is fontos. Ügyeljünk a kis/nagy betük használatára a bejelentkezéskor ezek is számítanak.</text:p>
      <text:p text:style-name="P6"/>
      <text:p text:style-name="P1"><text:span text:style-name="T2">micus / 13Marika <text:s/></text:span><text:a xlink:type="simple" xlink:href="mailto:micuscicus@tvn.hu" text:style-name="Internet_20_link" text:visited-style-name="Visited_20_Internet_20_Link"><text:span text:style-name="T2">micuscicus@tvn.hu</text:span></text:a><text:span text:style-name="T2"> email cím beírása</text:span></text:p>
      <text:p text:style-name="P4"/>
      <text:p text:style-name="P5">Végül a „Regisztrálás” linkre kell kattintani. Meg kell várni a szerver válasz üzenetét.</text:p>
      <text:p text:style-name="P2"/>
      <text:p text:style-name="P3">Regisztrálás gomb megmutatása és kattintás, várakozás</text:p>
      <text:p text:style-name="P2"/>
      <text:p text:style-name="P5">Most meg kell nézni a bejövő leveleinket</text:p>
      <text:p text:style-name="P3"><text:tab/>Átvált a másik chrome fülre és At-t, böngésző frissités amíg a levél megjelenik</text:p>
      <text:p text:style-name="P3"/>
      <text:p text:style-name="P10">A bejövő levelek között kell lennie egynek aminek a feladója li-de.tk, ezt meg kell nyitnunk éa a benne leirtak szerint az aktiváló linkre kattintunk.</text:p>
      <text:p text:style-name="P8"/>
      <text:p text:style-name="P9">Aktiváló link megmutatása és kattintás</text:p>
      <text:p text:style-name="P8"/>
      <text:p text:style-name="P10">Ekkor új böngésző fülön bejön a li-de.tk oldal és most már be lehet jelentkezni a megadott felhasználói névvel és jelszóval.</text:p>
      <text:p text:style-name="P8"/>
      <text:p text:style-name="P9"><text:tab/>Alt-t és Bejelentkezés a li-de.tk programba</text:p>
      <text:p text:style-name="P8"/>
      <text:p text:style-name="P10">Ezzel kész is vagyunk.</text:p>
      <text:p text:style-name="P8"/>
      <text:p text:style-name="P9">Alt-v <text:s/>videó felvételleállítása</text:p>
      <text:p text:style-name="P9">videó megnézése, mentése</text:p>
      <text:p text:style-name="P9"/>
      <text:p text:style-name="P12">Ha meg kell isméteni:</text:p>
      <text:p text:style-name="P12">li-de.tk admin belépés, felhasználó kitörlése</text:p>
      <text:p text:style-name="P12">böngésző elözmények törlése</text:p>
      <text:p text:style-name="P12"><text:soft-page-break/>tvn.hu levél törlése</text:p>
      <text:p text:style-name="P1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5-09-29T21:04:43.90</dc:date>
    <meta:generator>OpenOffice/4.1.1$Win32 OpenOffice.org_project/411m6$Build-9775</meta:generator>
    <meta:document-statistic meta:table-count="0" meta:image-count="0" meta:object-count="0" meta:page-count="2" meta:paragraph-count="26" meta:word-count="247" meta:character-count="1703"/>
    <meta:editing-duration>PT4M42S</meta:editing-duration>
    <meta:editing-cycles>1</meta:editing-cycles>
  </office:meta>
</office:document-meta>
</file>